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officeooo:rsid="002372f0" officeooo:paragraph-rsid="002372f0" style:font-size-asian="24pt" style:font-size-complex="24pt"/>
    </style:style>
    <style:style style:name="P4" style:family="paragraph" style:parent-style-name="Standard">
      <style:paragraph-properties fo:text-align="end" style:justify-single-word="false"/>
      <style:text-properties fo:font-size="14pt" officeooo:rsid="001e5323" officeooo:paragraph-rsid="001e5323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5pt" officeooo:rsid="002106bb" officeooo:paragraph-rsid="002106bb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5pt" fo:font-style="italic" fo:font-weight="bold" officeooo:rsid="002106bb" officeooo:paragraph-rsid="002106bb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officeooo:rsid="002106bb" officeooo:paragraph-rsid="002106bb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106bb" officeooo:paragraph-rsid="002106bb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240e8b" officeooo:paragraph-rsid="00240e8b" style:font-size-asian="12.25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officeooo:rsid="00240e8b" officeooo:paragraph-rsid="00240e8b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2644d3" officeooo:paragraph-rsid="002644d3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282648" officeooo:paragraph-rsid="00282648" style:font-size-asian="12.25pt" style:font-size-complex="14pt"/>
    </style:style>
    <style:style style:name="T1" style:family="text">
      <style:text-properties officeooo:rsid="002372f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4d053"/>
    </style:style>
    <style:style style:name="T4" style:family="text">
      <style:text-properties officeooo:rsid="002644d3"/>
    </style:style>
    <style:style style:name="T5" style:family="text">
      <style:text-properties officeooo:rsid="00294d6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date style:data-style-name="N37" text:date-value="2026-04-15T19:18:04.820687281">04/15/26</text:date></text:p>
      <text:p text:style-name="P2">Math <text:span text:style-name="T1">6</text:span>099 – Colloquium </text:p>
      <text:p text:style-name="P3">Spring 2026</text:p>
      <text:p text:style-name="P1"/>
      <text:p text:style-name="P6">From Nerve Excitation to DNA Packaging: </text:p>
      <text:p text:style-name="P6"/>
      <text:p text:style-name="P6">Mixing Entropy and Osmosis in Polyelectrolyte Gel Swelling</text:p>
      <text:p text:style-name="P6"/>
      <text:p text:style-name="P5">SPEAKER: DR. JIAN DU</text:p>
      <text:p text:style-name="P5"/>
      <text:p text:style-name="P7">Reflection by Paul Carmody</text:p>
      <text:p text:style-name="P7"/>
      <text:p text:style-name="P8"/>
      <text:p text:style-name="P9">What is polyelectrolyte gel?</text:p>
      <text:list text:style-name="L1">
        <text:list-item>
          <text:p text:style-name="P10">A mixture of polymer network … </text:p>
        </text:list-item>
        <text:list-item>
          <text:p text:style-name="P10">exhibit wide range of <text:span text:style-name="T2">reahological</text:span> properties … </text:p>
        </text:list-item>
        <text:list-item>
          <text:p text:style-name="P10">volume phase transition caused by ionic composition … </text:p>
        </text:list-item>
      </text:list>
      <text:p text:style-name="P9"/>
      <text:p text:style-name="P9">Apparently they have physiological effects on the body. <text:s/><text:span text:style-name="T3">Something about Monomers and Aggr</text:span><text:span text:style-name="T4">e</text:span><text:span text:style-name="T3">gates.</text:span></text:p>
      <text:p text:style-name="P9"/>
      <text:p text:style-name="P11">I could<text:span text:style-name="T5">n’t</text:span> quite follow the development of the mathematical model.</text:p>
      <text:p text:style-name="P11"/>
      <text:p text:style-name="P12">A long discussion on osmosis and why diffusion doesn’t fully model this phenomen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6-04-15T19:18:04.713240933</dc:date>
    <meta:editing-duration>PT49M38S</meta:editing-duration>
    <meta:editing-cycles>11</meta:editing-cycles>
    <meta:print-date>2026-04-15T19:18:00.519653957</meta:print-date>
    <meta:printed-by>PDF files</meta:printed-by>
    <meta:document-statistic meta:table-count="0" meta:image-count="0" meta:object-count="0" meta:page-count="1" meta:paragraph-count="14" meta:word-count="92" meta:character-count="596" meta:non-whitespace-character-count="514"/>
  </office:meta>
</office:document-meta>
</file>